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language="it" fo:country="IT"/>
    </style:style>
    <style:style style:name="P2" style:family="paragraph" style:parent-style-name="Heading_20_1">
      <style:text-properties fo:language="it" fo:country="IT"/>
    </style:style>
    <style:style style:name="P3" style:family="paragraph" style:parent-style-name="Standard">
      <style:text-properties fo:language="it" fo:country="IT"/>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Dichiarazione sulla privacy</text:h>
      <text:h text:style-name="P1" text:outline-level="2">Dati personali</text:h>
      <text:p text:style-name="P3">Non salviamo alcun dato personale, in particolare non salviamo indizzi IP o User-Agents nei file di log.</text:p>
      <text:p text:style-name="P3"/>
      <text:h text:style-name="P1" text:outline-level="2">Localizzazione</text:h>
      <text:p text:style-name="P3">Non usiamo software di localizzazione. Salviamo solamente la data e l’ora di anonimizzazione di un’immagine per seguire i numeri di utilizzo della pagina.</text:p>
      <text:p text:style-name="P3"/>
      <text:h text:style-name="P1" text:outline-level="2">Trasmissione sicura dei dati</text:h>
      <text:p text:style-name="P3">La pagina è accessibile in modo sicuro solo attraverso SSL/TLS (https:// nella barra dell’indirizzo del browser). Puoi anche usare <office:annotation office:name="__Annotation__3080_1733192627"><dc:creator>Unknown Author</dc:creator><dc:date>2019-01-26T14:18:43.434000000</dc:date><text:p text:style-name="P4"><text:span text:style-name="T1">Will link to torproject.org</text:span></text:p></office:annotation>Tor<office:annotation-end office:name="__Annotation__3080_1733192627"/> <office:annotation office:name="__Annotation__3081_1733192627"><dc:creator>Unknown Author</dc:creator><dc:date>2019-01-26T14:19:04.260000000</dc:date><text:p text:style-name="P4"><text:span text:style-name="T1">Will link to ImageVeil Tor hidden service</text:span></text:p></office:annotation>(...)<office:annotation-end office:name="__Annotation__3081_1733192627"/> per accedere alla pagina. </text:p>
      <text:p text:style-name="P3"/>
      <text:h text:style-name="P1" text:outline-level="2">Salvataggio di immagini</text:h>
      <text:p text:style-name="P3">Le immagini che carichi sulla nostra pagina non vengono salvate sui nostri server. Dopo la modifica vengono calcellate immediatamente dalla memoria. Le immagini vengono trasferite sul nostro server solo quando clicchi sul tasto “Iniz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4:18:01.348000000</meta:creation-date>
    <dc:date>2019-01-26T14:19:35.122000000</dc:date>
    <meta:editing-duration>PT1M33S</meta:editing-duration>
    <meta:editing-cycles>1</meta:editing-cycles>
    <meta:generator>LibreOffice/6.1.4.2$Windows_X86_64 LibreOffice_project/9d0f32d1f0b509096fd65e0d4bec26ddd1938fd3</meta:generator>
    <meta:document-statistic meta:table-count="0" meta:image-count="0" meta:object-count="0" meta:page-count="1" meta:paragraph-count="9" meta:word-count="112" meta:character-count="768" meta:non-whitespace-character-count="664"/>
  </office:meta>
</office:document-meta>
</file>